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Copperplate Gothic Bold'" style:font-family-asian="'Copperplate Gothic Bold'" style:font-family-complex="'Copperplate Gothic Bold'"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8.00pt" fo:font-weight="normal" fo:font-family="Calibri" style:font-family-asian="Calibri" style:font-family-complex="Calibri" fo:background-color="transparent" style:use-window-font-color="true" fo:font-style="italic"/>
    </style:style>
    <style:style style:name="T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0.00pt"/>
    </style:style>
    <style:style style:name="P2" style:family="paragraph">
      <style:paragraph-properties fo:line-height="100.00%" fo:text-align="right" fo:margin-bottom="10.00pt"/>
    </style:style>
    <style:style style:name="P3" style:family="paragraph">
      <style:paragraph-properties fo:line-height="100.00%" fo:text-align="center" fo:margin-bottom="10.00pt"/>
    </style:style>
    <style:style style:name="P4" style:family="paragraph">
      <style:paragraph-properties fo:line-height="100.00%" fo:text-align="left" fo:margin-bottom="10.00pt"/>
    </style:style>
    <style:style style:name="P5" style:family="paragraph">
      <style:paragraph-properties fo:line-height="100.00%" fo:text-align="center" fo:margin-bottom="10.00pt"/>
    </style:style>
    <style:style style:name="P6" style:family="paragraph">
      <style:paragraph-properties fo:line-height="100.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00.00%" fo:text-align="left" fo:margin-left="-18.00pt" fo:text-indent="18.00pt" fo:margin-bottom="10.00pt"/>
    </style:style>
    <style:style style:name="P8" style:family="paragraph">
      <style:paragraph-properties fo:line-height="100.00%" fo:text-align="left" fo:margin-bottom="10.00pt"/>
    </style:style>
    <style:style style:name="P9" style:family="paragraph">
      <style:paragraph-properties fo:line-height="100.00%" fo:text-align="center" fo:margin-bottom="10.00pt"/>
    </style:style>
    <style:style style:name="P10" style:family="paragraph">
      <style:paragraph-properties fo:line-height="100.00%" fo:text-align="left" fo:margin-bottom="10.00pt"/>
    </style:style>
    <style:style style:name="P11" style:family="paragraph">
      <style:paragraph-properties fo:line-height="100.00%" fo:text-align="center" fo:margin-bottom="10.00pt"/>
    </style:style>
    <style:style style:name="P12" style:family="paragraph">
      <style:paragraph-properties fo:line-height="100.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00.00%" fo:text-align="left" fo:margin-left="-18.00pt" fo:text-indent="18.00pt" fo:margin-bottom="10.00pt"/>
    </style:style>
    <style:style style:name="P14" style:family="paragraph">
      <style:paragraph-properties fo:line-height="100.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left" fo:margin-left="-18.00pt" fo:text-indent="18.00pt" fo:margin-bottom="10.00pt"/>
    </style:style>
    <style:style style:name="P16" style:family="paragraph">
      <style:paragraph-properties fo:line-height="100.00%" fo:text-align="center" fo:margin-bottom="10.00pt"/>
    </style:style>
    <style:style style:name="P17" style:family="paragraph">
      <style:paragraph-properties fo:line-height="100.00%" fo:text-align="left" fo:margin-bottom="10.00pt"/>
    </style:style>
    <text:list-style style:name="L18">
      <text:list-level-style-bullet text:level="1" text:bullet-char="•">
        <style:list-level-properties text:space-before="0.00pt" text:min-label-width="18.00pt"/>
        <style:text-properties fo:font-family="Symbol"/>
      </text:list-level-style-bullet>
    </text:list-style>
    <style:style style:name="P18" style:family="paragraph">
      <style:paragraph-properties fo:line-height="100.00%" fo:text-align="left" fo:margin-left="-18.00pt" fo:text-indent="18.00pt" fo:margin-bottom="10.00pt"/>
    </style:style>
    <style:style style:name="P19" style:family="paragraph">
      <style:paragraph-properties fo:line-height="100.00%" fo:text-align="left" fo:margin-left="18.00pt" fo:text-indent="0.00pt" fo:margin-bottom="10.00pt"/>
    </style:style>
    <style:style style:name="P20" style:family="paragraph">
      <style:paragraph-properties fo:line-height="100.00%" fo:text-align="left" fo:margin-bottom="10.00pt"/>
    </style:style>
    <style:style style:name="P21" style:family="paragraph">
      <style:paragraph-properties fo:line-height="100.00%" fo:text-align="center" fo:margin-bottom="10.00pt"/>
    </style:style>
    <style:style style:name="P22" style:family="paragraph">
      <style:paragraph-properties fo:line-height="100.00%" fo:text-align="left" fo:margin-bottom="10.00pt"/>
    </style:style>
    <style:style style:name="P23" style:family="paragraph">
      <style:paragraph-properties fo:line-height="100.00%" fo:text-align="center" fo:margin-bottom="10.00pt"/>
    </style:style>
    <style:style style:name="P24" style:family="paragraph">
      <style:paragraph-properties fo:line-height="100.00%" fo:text-align="left" fo:margin-bottom="10.00pt"/>
    </style:style>
    <style:style style:name="P25" style:family="paragraph">
      <style:paragraph-properties fo:line-height="100.00%" fo:text-align="left" fo:margin-left="21.75pt" fo:text-indent="-0.75pt" fo:margin-bottom="10.00pt"/>
    </style:style>
    <style:style style:name="P26" style:family="paragraph">
      <style:paragraph-properties fo:line-height="100.00%" fo:text-align="left" fo:margin-bottom="10.00pt"/>
    </style:style>
    <style:style style:name="P27" style:family="paragraph">
      <style:paragraph-properties fo:line-height="100.00%" fo:text-align="left" fo:margin-left="21.75pt" fo:text-indent="-0.75pt" fo:margin-bottom="10.00pt"/>
    </style:style>
    <style:style style:name="P28" style:family="paragraph">
      <style:paragraph-properties fo:line-height="100.00%" fo:text-align="left" fo:margin-bottom="10.00pt"/>
    </style:style>
    <style:style style:name="P29" style:family="paragraph">
      <style:paragraph-properties fo:line-height="100.00%" fo:text-align="left" fo:margin-left="21.75pt" fo:text-indent="-0.75pt" fo:margin-bottom="10.00pt"/>
    </style:style>
    <style:style style:name="P30" style:family="paragraph">
      <style:paragraph-properties fo:line-height="100.00%" fo:text-align="left" fo:margin-bottom="10.00pt"/>
    </style:style>
    <style:style style:name="P31" style:family="paragraph">
      <style:paragraph-properties fo:line-height="100.00%" fo:text-align="left" fo:margin-left="21.75pt" fo:text-indent="-0.75pt" fo:margin-bottom="10.00pt"/>
    </style:style>
    <style:style style:name="P32" style:family="paragraph">
      <style:paragraph-properties fo:line-height="100.00%" fo:text-align="left" fo:margin-bottom="10.00pt"/>
    </style:style>
    <style:style style:name="P33" style:family="paragraph">
      <style:paragraph-properties fo:line-height="100.00%" fo:text-align="left" fo:margin-left="21.75pt" fo:text-indent="-0.75pt" fo:margin-bottom="10.00pt"/>
    </style:style>
    <style:style style:name="P34" style:family="paragraph">
      <style:paragraph-properties fo:line-height="100.00%" fo:text-align="left" fo:margin-bottom="10.00pt"/>
    </style:style>
    <style:style style:name="P35" style:family="paragraph">
      <style:paragraph-properties fo:line-height="100.00%" fo:text-align="left" fo:margin-left="21.75pt" fo:text-indent="-0.75pt" fo:margin-bottom="10.00pt"/>
    </style:style>
    <style:style style:name="P36" style:family="paragraph">
      <style:paragraph-properties fo:line-height="100.00%" fo:text-align="left" fo:margin-bottom="10.00pt"/>
    </style:style>
    <style:style style:name="P37" style:family="paragraph">
      <style:paragraph-properties fo:line-height="100.00%" fo:text-align="center" fo:margin-bottom="10.00pt"/>
    </style:style>
    <style:style style:name="P38" style:family="paragraph">
      <style:paragraph-properties fo:line-height="100.00%" fo:text-align="left" fo:margin-bottom="10.00pt"/>
    </style:style>
  </office:automatic-styles>
  <office:body>
    <office:text>
      <text:p text:style-name="P1"><text:span text:style-name="T1">Relazione Progetto Tecnologie Web</text:span></text:p>
      <text:p text:style-name="P1"><text:span text:style-name="T1">A.A. 2009-2010</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pan text:style-name="T3">A Cura di:</text:span></text:p>
      <text:p text:style-name="P2"><text:span text:style-name="T4">Daniele Lovato 578396</text:span></text:p>
      <text:p text:style-name="P2"><text:span text:style-name="T4">Simone Daminato 574545</text:span></text:p>
      <text:p text:style-name="P2"><text:span text:style-name="T4">Francesco Nwokeka 582813</text:span></text:p>
      <text:p text:style-name="P2"><text:span text:style-name="T4">Alessandro Capogna 574320</text:span></text:p>
      <text:p text:style-name="P3"><text:span text:style-name="T5">2Steps2Hell Website – Comunità di gioco Online</text:span></text:p>
      <text:p text:style-name="P4"><text:span text:style-name="T6">La seguente relazione illustra in modo esauriente e dettagliato le fasi di analisi e progettazione del sito 2steps2hell, sito di una comunità di gioco online.</text:span></text:p>
      <text:p text:style-name="P4"><text:span text:style-name="T6">Per prima cosa il sito è stato progettato per essere uno strumento dove reperire news, informazioni e contatti riguardanti un team di giocatori di un noto gioco open source: UrbanTerror.</text:span></text:p>
      <text:p text:style-name="P4"><text:span text:style-name="T6">Il team in questione è il clan “2Steps2Hell” ( two-steps-to-hell ).</text:span></text:p>
      <text:p text:style-name="P4"><text:span text:style-name="T6">I visitatori del sito saranno principalmente i membri di questo gruppo, ma anche esterni che vogliono reperire informazioni riguardo al gruppo in questione. Sarà possibile reperire news sulle faccende del clan, risultati partite, iscrizioni e date di vari tornei. C'è anche una sezione con la spiegazione del gioco.</text:span></text:p>
      <text:p text:style-name="P4"><text:span text:style-name="T6">Inoltre saranno disponibili i contatti dei vari membri in caso di bisogno di ulteriori informazioni non reperibili dal sito.</text:span></text:p>
      <text:p text:style-name="P4"><text:span text:style-name="T6">Il reperimento di informazioni appena descritto è stato reso semplice da un menù navigazione basilare che permette l’accesso alle varie pagine del sito che riportano uno solo degli argomenti elencati. Perciò gli utenti non dovranno percorrere tutto il sito, ma cercare solo la pagina interessata con un semplice click sul menù.</text:span></text:p>
      <text:p text:style-name="P4"><text:span text:style-name="T6">Gli utenti possono aver accesso al sito da qualunque browser ( Firefox, Chromium, Explorer, Opera ) e da qualsiasi dispositivo ( pc a qualunque risoluzione, dispostivi portatili ). Inoltre, difficilmente il sito sarà visitato da utenti con problemi di daltonismo, ma per renderlo comunque accessibile anche a questa categoria di utenti il sito è stato realizzato anche in versione “daltonizzata”.</text:span></text:p>
      <text:p text:style-name="P4"><text:span text:style-name="T7"/></text:p>
      <text:p text:style-name="P4"><text:span text:style-name="T8">Passiamo alla descrizione di ogni singola pagina del sito:</text:span></text:p>
      <text:p text:style-name="P4"><text:span text:style-name="T9"/></text:p>
      <text:p text:style-name="P4"><text:span text:style-name="T10">~ Home</text:span></text:p>
      <text:p text:style-name="P4"><text:span text:style-name="T11">Rappresenta la home del sito,<text:s text:c="2"/>in cui vengono visualizzate le informazioni generali sul clan per quanto riguardano gli allenamenti, contatti e informazioni per coloro che vogliono entrare a far parte del gruppo di gioco.</text:span></text:p>
      <text:p text:style-name="P4"><text:span text:style-name="T12"/></text:p>
      <text:p text:style-name="P4"><text:span text:style-name="T13">~ Il Gioco</text:span></text:p>
      <text:p text:style-name="P4"><text:span text:style-name="T14">Pagina che descrive il gioco Urban terror con tutte le informazioni più importanti riguardanti la storia, sviluppatori,armi del gioco e modalità di gioco , insomma tutto quello che serve per conoscere di che tipo di gioco si tratta.</text:span></text:p>
      <text:p text:style-name="P4"><text:span text:style-name="T15"/></text:p>
      <text:p text:style-name="P4"><text:span text:style-name="T16">~ Clan</text:span></text:p>
      <text:p text:style-name="P4"><text:span text:style-name="T17">La pagina che descrive i membri del clan, dai veterani alle reclute, con foto e descrizione relativa alle capacità del membro e il ruolo che ricopre nella squadra.</text:span></text:p>
      <text:p text:style-name="P4"><text:span text:style-name="T18"/></text:p>
      <text:p text:style-name="P4"><text:span text:style-name="T18"/></text:p>
      <text:p text:style-name="P4"><text:span text:style-name="T18"/></text:p>
      <text:p text:style-name="P4"><text:span text:style-name="T19">~ News</text:span></text:p>
      <text:p text:style-name="P4"><text:span text:style-name="T20">pagina xml usata per le notizie e collegata con una pagina xsl in cui vengono visualizzate le news riguardanti novità sul torneo, risultati delle partite, prossime partite, novità riguardanti nuove release del gioco e molto altro.</text:span></text:p>
      <text:p text:style-name="P4"><text:span text:style-name="T21"/></text:p>
      <text:p text:style-name="P4"><text:span text:style-name="T22">~ Gestione Notizie</text:span></text:p>
      <text:p text:style-name="P4"><text:span text:style-name="T23">la pagina utilizzata per la gestione delle news da visualizzare sulla home. Da qui è possibile modificare e/o cancellare una news. È una semplice pagina di inserimento di dati tramite form ed è accessibile solo dagli amministratori del sito. Infatti ad un click sul menù navigazione verrà richiesto nome utente e password per potervi accedere.</text:span></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5">Layout e Css</text:span></text:p>
      <text:p text:style-name="P6"><text:span text:style-name="T26">Il layout di ogni pagina del nostro sito è composto da un header, un menù navigazione e un contenuto che formano due colonne affiancate, e poi un piepagina.</text:span></text:p>
      <text:p text:style-name="P6"><text:span text:style-name="T26">L’header è abbastanza complesso, questo perché abbiamo voluto creare un header con un forte impatto visivo<text:s text:c="2"/>e che fosse elastico al tempo stesso. E’ composto da un contenitore<text:s text:c="2"/>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span></text:p>
      <text:p text:style-name="P6"><text:span text:style-name="T26">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text:s text:c="2"/>contenitore che presenta un link, collegato ad uno script javascript che serve per cambiare foglio di stile, in base alla visualizzazione che si vuole avere(daltonica o no).</text:span></text:p>
      <text:p text:style-name="P6"><text:span text:style-name="T26">Sotto al contenitore posizione, nella parte sinistra della pagina si trova il menù navigazione. Il menù navigazione è composto da un contenitore principale “nav” che al suo interno contiene 5 span<text:s text:c="2"/>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span></text:p>
      <text:p text:style-name="P6"><text:span text:style-name="T26">Affiancato al menù navigazione sta un altro contenitore chiamato content, che presenta il contenuto principale della pagina. All’interno del content sono stati utilizzati altri div, delle liste ordinate ul, li, i paragrafi p, e i fieldstet per delimitare l’area del div.</text:span></text:p>
      <text:p text:style-name="P6"><text:span text:style-name="T26">Infine sotto a tutti gli altri div si trova il div piepagina, che visualizza le icone del W3C che indica che il sito ha superato il test di validità rispetto alla specifica XML Strict e CSS, e poi del testo che indica l’ultima data di modifica del sito.</text:span></text:p>
      <text:p text:style-name="P6"><text:span text:style-name="T27">Project.css</text:span><text:span text:style-name="T28"/></text:p>
      <text:p text:style-name="P6"><text:span text:style-name="T28">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span></text:p>
      <text:list text:style-name="L7">
        <text:list-item>
          <text:p text:style-name="P7"><text:span text:style-name="T28">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span></text:p>
        </text:list-item>
        <text:list-item>
          <text:p text:style-name="P7"><text:span text:style-name="T28">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span></text:p>
        </text:list-item>
        <text:list-item>
          <text:p text:style-name="P7"><text:span text:style-name="T28">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text:s text:c="2"/>Il testo è identato di circa 10px da sinistra, e viene impostata un’immagine di sfondo per rendere l’idea del bottone. Abbiamo implementato che al passaggio su un button, l’immagine di sfondo cambiasse, mantenendo per il resto le stesse impostazioni di un bottone non selezionato.</text:span></text:p>
        </text:list-item>
        <text:list-item>
          <text:p text:style-name="P7"><text:span text:style-name="T28">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span></text:p>
        </text:list-item>
        <text:list-item>
          <text:p text:style-name="P7"><text:span text:style-name="T28">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text:s text:c="2"/>combacia con quella di content e il testo visualizzato sempre nel centro del div.All’interno di content inoltre ad ogni div è stato impostato un pudding di 3em di modo che i div siano distanziati l’uno dall’altro.</text:span></text:p>
        </text:list-item>
        <text:list-item>
          <text:p text:style-name="P7"><text:span text:style-name="T28">Infine il div piepagina è impostato con un pudding minino di 0.2em, allineamento del testo a sinistra e il colore del testo sempre di bianco. La proprietà clear è impostata su both in modo che il div stia al di sotto di tutti gli altri.</text:span></text:p>
        </text:list-item>
      </text:list>
      <text:p text:style-name="P8"><text:span text:style-name="T29"/></text:p>
      <text:p text:style-name="P8"><text:span text:style-name="T29"/></text:p>
      <text:p text:style-name="P8"><text:span text:style-name="T29"/></text:p>
      <text:p text:style-name="P8"><text:span text:style-name="T29"/></text:p>
      <text:p text:style-name="P8"><text:span text:style-name="T30">Ecco una visualizzazione della pagina standard, in larghezza standard e minima:</text:span></text:p>
      <text:p text:style-name="P8"><text:span text:style-name="T30">Fullscreen:</text:span></text:p>
      <text:p text:style-name="P8"><draw:frame text:anchor-type="as-char" svg:width="170.13mm" svg:height="106.36mm" style:rel-width="scale" style:rel-height="scale"><draw:object-ole xlink:href="OleObj1"/><draw:image xlink:href="ObjectReplacements/OleObj1"/></draw:frame><text:span text:style-name="T32">Minima:</text:span></text:p>
      <text:p text:style-name="P9"><draw:frame text:anchor-type="as-char" svg:width="139.96mm" svg:height="105.57mm" style:rel-width="scale" style:rel-height="scale"><draw:object-ole xlink:href="OleObj2"/><draw:image xlink:href="ObjectReplacements/OleObj2"/></draw:frame><text:span text:style-name="T33"/></text:p>
      <text:p text:style-name="P10"><text:span text:style-name="T34">daltonized.css</text:span></text:p>
      <text:p text:style-name="P10"><text:span text:style-name="T34">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span></text:p>
      <text:p text:style-name="P10"><text:span text:style-name="T35"/></text:p>
      <text:p text:style-name="P10"><text:span text:style-name="T35"/></text:p>
      <text:p text:style-name="P10"><text:span text:style-name="T36">Esempio di pagina daltonizzata:</text:span></text:p>
      <text:p text:style-name="P10"><draw:frame text:anchor-type="as-char" svg:width="170.13mm" svg:height="90.49mm" style:rel-width="scale" style:rel-height="scale"><draw:object-ole xlink:href="OleObj3"/><draw:image xlink:href="ObjectReplacements/OleObj3"/></draw:frame><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7"/></text:p>
      <text:p text:style-name="P10"><text:span text:style-name="T38">print.css</text:span></text:p>
      <text:p text:style-name="P10"><text:span text:style-name="T38">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span></text:p>
      <text:p text:style-name="P10"><text:span text:style-name="T39"/></text:p>
      <text:p text:style-name="P10"><text:span text:style-name="T39"/></text:p>
      <text:p text:style-name="P10"><text:span text:style-name="T39"/></text:p>
      <text:p text:style-name="P10"><text:span text:style-name="T40">Anteprima di stampa:</text:span></text:p>
      <text:p text:style-name="P10"><draw:frame text:anchor-type="as-char" svg:width="169.86mm" svg:height="163.51mm" style:rel-width="scale" style:rel-height="scale"><draw:object-ole xlink:href="OleObj4"/><draw:image xlink:href="ObjectReplacements/OleObj4"/></draw:frame><text:span text:style-name="T41"/></text:p>
      <text:p text:style-name="P10"><text:span text:style-name="T42">handheld.css</text:span></text:p>
      <text:p text:style-name="P10"><text:span text:style-name="T42">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span></text:p>
      <text:p text:style-name="P10"><text:span text:style-name="T42">Esempio di visualizzazione su cellulare:</text:span></text:p>
      <text:p text:style-name="P10"><draw:frame text:anchor-type="as-char" svg:width="170.13mm" svg:height="113.24mm" style:rel-width="scale" style:rel-height="scale"><draw:object-ole xlink:href="OleObj5"/><draw:image xlink:href="ObjectReplacements/OleObj5"/></draw:frame><text:span text:style-name="T43"/></text:p>
      <text:p text:style-name="P10"><text:span text:style-name="T43"/></text:p>
      <text:p text:style-name="P10"><text:span text:style-name="T43"/></text:p>
      <text:p text:style-name="P10"><text:span text:style-name="T43"/></text:p>
      <text:p text:style-name="P10"><text:span text:style-name="T43"/></text:p>
      <text:p text:style-name="P10"><text:span text:style-name="T43"/></text:p>
      <text:p text:style-name="P11"><text:span text:style-name="T44">Accorgimenti sull’accessibilità</text:span></text:p>
      <text:p text:style-name="P12"><text:span text:style-name="T45">Questa sezione è una breve descrizione degli accorgimenti che abbiamo fatto per rendere il sito accessibile ad un pubblico vasto. </text:span></text:p>
      <text:list text:style-name="L13">
        <text:list-item>
          <text:p text:style-name="P13"><text:span text:style-name="T45">Ogni link è visualizzato dal colore che lo contraddistingue in qualunque sito web, ossia blu sottolineato. Solo in un caso abbiamo modificato il blu in giallo, per rendere il contrasto con lo sfondo più evidente.</text:span></text:p>
        </text:list-item>
        <text:list-item>
          <text:p text:style-name="P13"><text:span text:style-name="T45">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span></text:p>
        </text:list-item>
        <text:list-item>
          <text:p text:style-name="P13"><text:span text:style-name="T45">Oltre alle accesskey sono presenti i tabindex, che danno un’ordine agli elementi selezionati col premere del tasto tab. Abbiamo pensato che in quelle pagine in cui vi fossero dei piccoli menù scorciatoia(usati<text:s text:c="2"/>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text:span></text:p>
        </text:list-item>
      </text:list>
      <text:p text:style-name="P14"><text:span text:style-name="T45">Lo stesso vale se all'interno del content della pagina sono presenti delle form. Tramite tabindex saranno selezionate, quindi, per prime le form e poi i link del menù di navigazione.</text:span></text:p>
      <text:p text:style-name="P14"><text:span text:style-name="T45">Nonostante questo però abbiamo preferito riservare la prima posizione del tabindex al<text:s text:c="2"/>link per il cambio di visualizzazione, qualora un utente con disabilità incapace di visualizzare correttamente la pagina debba prima cambiarne la visualizzazione e poi visualizzarne il contenuto.</text:span></text:p>
      <text:list text:style-name="L15">
        <text:list-item>
          <text:p text:style-name="P15"><text:span text:style-name="T45">Ogni immagine presenta un attributo alt, che ha lo scopo qualora l’immagine non venisse caricata, di visualizzare una breve riga di testo fornendo informazioni riguardo ad essa. L’assenza delle immagini non comporta stravolgimento del layout, che resta comunque ordinato.</text:span></text:p>
        </text:list-item>
        <text:list-item>
          <text:p text:style-name="P15"><text:span text:style-name="T45">Sono stati inseriti i metatag necessari per la corretta visualizzazione della pagina in una buona posizione nei risultati di ricerca di un motore di ricerca. Questi metatag sono:<text:s text:c="2"/>description, breve descrizione della pagina in questione;<text:s text:c="2"/>keywords, ossia le parole chiave con cui è più semplice che il motore di ricerca identifichi la nostra pagina come target di ricerca; author, gli autori della pagina; language, linguaggio adottato all’interno della pagina.</text:span></text:p>
        </text:list-item>
        <text:list-item>
          <text:p text:style-name="P15"><text:span text:style-name="T45">Per quanto riguarda il testo, ogni parola in lingua diversa dall’italiano(inglese) è stata appropriatamente indicata con lo span xml:lang=”en” che permette agli screen reader di riconoscere la parola e di “leggerla” correttamente in lingua inglese.</text:span></text:p>
        </text:list-item>
        <text:list-item>
          <text:p text:style-name="P15"><text:span text:style-name="T45">Non sono state utilizzate tabelle, che sono difficilmente accessibili, non essendo necessaria la loro presenza per il nostro sito.</text:span></text:p>
        </text:list-item>
      </text:list>
      <text:p text:style-name="P16"><text:span text:style-name="T46"/></text:p>
      <text:p text:style-name="P16"><text:span text:style-name="T46"/></text:p>
      <text:p text:style-name="P16"><text:span text:style-name="T47">Javascript</text:span></text:p>
      <text:p text:style-name="P17"><text:span text:style-name="T48">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span></text:p>
      <text:list text:style-name="L18">
        <text:list-item>
          <text:p text:style-name="P18"><text:span text:style-name="T48"><text:s/>LeggiCookie()<text:s text:c="2"/>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text:s text:c="2"/>viene sostituito un nuovo indirizzo dove è presente il foglio di stile adatto, ossia daltonized.css.</text:span></text:p>
        </text:list-item>
        <text:list-item>
          <text:p text:style-name="P18"><text:span text:style-name="T48">Daltonizza()<text:s text:c="2"/>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text:s text:c="2"/>il foglio di stile project.css;<text:s text:c="2"/>se invece il cookie contiene il valore “nonDalt” oppure il cookie non era neppure stato settato, allora viene creato il cookie con valore “dalt” e viene caricato all’elemento layout il foglio di stile daltonized.css. </text:span></text:p>
        </text:list-item>
      </text:list>
      <text:p text:style-name="P19"><text:span text:style-name="T48">Esiste anche una sorta di copia di provaScript, che è prova Script-cgi.js<text:s text:c="2"/>che è lo script che invoca la pagina di gestione notizie che si trova in una directory diversa e quindi ha bisogno di indirizzi diversi per andare a prendere i file css e sostituirli nel documento.</text:span></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0"><text:span text:style-name="T49"/></text:p>
      <text:p text:style-name="P21"><text:span text:style-name="T50">XSL &amp; XML</text:span></text:p>
      <text:p text:style-name="P21"><text:span text:style-name="T51"/></text:p>
      <text:p text:style-name="P22"><text:span text:style-name="T52">Per la visualizzazione delle news abbiamo utilizzato l'xsl. Il file in questione è “newsReader.xsl”.</text:span></text:p>
      <text:p text:style-name="P22"><text:span text:style-name="T52">Questo file è “linkato” con il file-database di notizie “newsDB.xml”. All'interno del file xsl troviamo la pagina web da visualizzare con una sezione dove vengono organizzati,<text:s text:c="3"/>in ordine decrescente (ovvero dalla più recente a quella più vecchia), le notizie inserite.</text:span></text:p>
      <text:p text:style-name="P22"><text:span text:style-name="T52">Ecco il pezzo di codice in questione:</text:span></text:p>
      <text:p text:style-name="P22"><text:span text:style-name="T52">&lt;!-- output notizie --&gt; </text:span></text:p>
      <text:p text:style-name="P22"><text:span text:style-name="T52"><text:s text:c="16"/>&lt;xsl:for-each select="news/article"&gt; </text:span></text:p>
      <text:p text:style-name="P22"><text:span text:style-name="T52"><text:s text:c="16"/>&lt;xsl:sort order="descending" select="date"/&gt; </text:span></text:p>
      <text:p text:style-name="P22"><text:span text:style-name="T52"><text:s text:c="20"/>&lt;fieldset&gt; </text:span></text:p>
      <text:p text:style-name="P22"><text:span text:style-name="T52"><text:s text:c="24"/>&lt;legend class="newsLgd" &gt; </text:span></text:p>
      <text:p text:style-name="P22"><text:span text:style-name="T52"><text:s text:c="28"/>&lt;xsl:value-of select="title"/&gt; </text:span></text:p>
      <text:p text:style-name="P22"><text:span text:style-name="T52"><text:s text:c="24"/>&lt;/legend&gt; </text:span></text:p>
      <text:p text:style-name="P22"><text:span text:style-name="T53"/></text:p>
      <text:p text:style-name="P22"><text:span text:style-name="T54"><text:s text:c="24"/>&lt;p class="newsPar" &gt; </text:span></text:p>
      <text:p text:style-name="P22"><text:span text:style-name="T54"><text:s text:c="28"/>&lt;xsl:value-of select="body"/&gt;&lt;br/&gt; </text:span></text:p>
      <text:p text:style-name="P22"><text:span text:style-name="T54"><text:s text:c="28"/>Autore: &lt;xsl:value-of select="author"/&gt;&lt;br/&gt; </text:span></text:p>
      <text:p text:style-name="P22"><text:span text:style-name="T54"><text:s text:c="28"/>In Data: &lt;xsl:value-of select="date"/&gt;&lt;br/&gt; </text:span></text:p>
      <text:p text:style-name="P22"><text:span text:style-name="T54"><text:s text:c="24"/>&lt;/p&gt; </text:span></text:p>
      <text:p text:style-name="P22"><text:span text:style-name="T54"><text:s text:c="20"/>&lt;/fieldset&gt; </text:span></text:p>
      <text:p text:style-name="P22"><text:span text:style-name="T54"><text:s text:c="20"/>&lt;br/&gt;<text:s text:c="3"/>&lt;!-- linea vuota per dividere le notizie --&gt; </text:span></text:p>
      <text:p text:style-name="P22"><text:span text:style-name="T54"><text:s text:c="16"/>&lt;/xsl:for-each&gt;</text:span></text:p>
      <text:p text:style-name="P22"><text:span text:style-name="T55"/></text:p>
      <text:p text:style-name="P22"><text:span text:style-name="T56">Come contenitore per le notizie abbiamo utilizzato un file XML (con relativo XML Schema), strutturato come segue:</text:span></text:p>
      <text:p text:style-name="P22"><text:span text:style-name="T56">&lt;news&gt;</text:span></text:p>
      <text:p text:style-name="P22"><text:span text:style-name="T56"><text:tab/>&lt;article id=”1”&gt;</text:span></text:p>
      <text:p text:style-name="P22"><text:span text:style-name="T56"><text:tab/><text:tab/>&lt;title&gt;&lt;/title&gt;</text:span></text:p>
      <text:p text:style-name="P22"><text:span text:style-name="T56"><text:tab/><text:tab/>&lt;date&gt;&lt;/date&gt;</text:span></text:p>
      <text:p text:style-name="P22"><text:span text:style-name="T56"><text:tab/><text:tab/>&lt;body&gt;&lt;/body&gt;</text:span></text:p>
      <text:p text:style-name="P22"><text:span text:style-name="T56"><text:tab/><text:tab/>&lt;author&gt;&lt;/author&gt;</text:span></text:p>
      <text:p text:style-name="P22"><text:span text:style-name="T56"><text:tab/>&lt;/article&gt;</text:span></text:p>
      <text:p text:style-name="P22"><text:span text:style-name="T56"><text:tab/>&lt;article id=”2”&gt;</text:span></text:p>
      <text:p text:style-name="P22"><text:span text:style-name="T56"><text:tab/><text:tab/>…</text:span></text:p>
      <text:p text:style-name="P22"><text:span text:style-name="T56"><text:tab/>…</text:span></text:p>
      <text:p text:style-name="P22"><text:span text:style-name="T56">&lt;/news&gt;</text:span></text:p>
      <text:p text:style-name="P22"><text:span text:style-name="T56">I tag body contengono un campo CDATA, in modo da permettere l'inserimento di tag xhtml, per poter usare visualizzazioni avanzate (nel qual caso servirebbero script un poco più avanzati, noi li abbiamo fatto basilari, quindi ora come ora i tag xhtml non sono controllati, e non funzionano con l'xslt, vengono visualizzati invece che interpretati, mentre nella lista generata dallo script perl funzionano).</text:span></text:p>
      <text:p text:style-name="P22"><text:span text:style-name="T56">I tag della struttura non hanno bisogno di commenti, in ogni caso contengono, nell'ordine: il titolo, la data dell'inserimento o ultima modifica, il contenuto e l'autore.</text:span></text:p>
      <text:p text:style-name="P22"><text:span text:style-name="T57"/></text:p>
      <text:p text:style-name="P23"><text:span text:style-name="T58">PERL</text:span></text:p>
      <text:p text:style-name="P24"><text:span text:style-name="T59">Tutta l'amministrazione delle news è basata su script in perl (cgi).</text:span></text:p>
      <text:p text:style-name="P24"><text:span text:style-name="T59">I moduli utilizzati sono CGI, XML::LibXML e XML::Twig.</text:span></text:p>
      <text:p text:style-name="P24"><text:span text:style-name="T59">Abbiamo sei script, ognuno per uno scopo specifico, che utilizzano i file head.html e foot.html per impostare la pagina html (intestazone, menu' ecc sono comuni a tutti gli script e fissati, cambia solo il contenuto).</text:span></text:p>
      <text:p text:style-name="P24"><text:span text:style-name="T59">Vediamo singolarmente la loro funzione:</text:span></text:p>
      <text:p text:style-name="P24"><text:span text:style-name="T59">-listaNews.cgi:</text:span></text:p>
      <text:p text:style-name="P25"><text:span text:style-name="T59">Lo script principale, aperto subito dopo aver inserito nome utente e password, presenta l'intera lista delle news ordinate dalla più vecchia alla più recente, preceduta dal link per inserirne una nuova. All'interno di ogni news sono poi presenti i link per modificare o eliminare la news.</text:span></text:p>
      <text:p text:style-name="P26"><text:span text:style-name="T59">-deleteNews.cgi:</text:span></text:p>
      <text:p text:style-name="P27"><text:span text:style-name="T59">Elimina una news dal file XML, prendendo in input con sistema GET l'id della news da eliminare.</text:span></text:p>
      <text:p text:style-name="P28"><text:span text:style-name="T59">-editFormNews.cgi:</text:span></text:p>
      <text:p text:style-name="P29"><text:span text:style-name="T59">Riceve come input dalla lista l'id della news da modificare, e presenta all'utente il form per la modifica.</text:span></text:p>
      <text:p text:style-name="P30"><text:span text:style-name="T59">-editNews.cgi:</text:span></text:p>
      <text:p text:style-name="P31"><text:span text:style-name="T59">Riceve in input i dati modificati da editFormNews.cgi, cerca la news nel file XML e ne modifica i dati.</text:span></text:p>
      <text:p text:style-name="P32"><text:span text:style-name="T60"/></text:p>
      <text:p text:style-name="P32"><text:span text:style-name="T60"/></text:p>
      <text:p text:style-name="P32"><text:span text:style-name="T61">-newFormNews.cgi:</text:span></text:p>
      <text:p text:style-name="P33"><text:span text:style-name="T61">Presenta all'utente il form per l'inserimento di una nuova news.</text:span></text:p>
      <text:p text:style-name="P34"><text:span text:style-name="T61">-addNews.cgi:</text:span></text:p>
      <text:p text:style-name="P35"><text:span text:style-name="T61">Riceve in input i dati da newFormNews.cgi, e crea una nuova news all'interno del file XML.</text:span></text:p>
      <text:p text:style-name="P35"><text:span text:style-name="T62"/></text:p>
      <text:p text:style-name="P36"><text:span text:style-name="T63">Gli script di inserimento e modifica inoltre, prima di salvare le modifiche, fanno un test per controllare se l'XML rimane ancor valido rispetto all'XML Schema, e ne sistemano l'output indentandolo correttamente.</text:span></text:p>
      <text:p text:style-name="P36"><text:span text:style-name="T64"/></text:p>
      <text:p text:style-name="P37"><text:span text:style-name="T65">Sicurezza (accesso)</text:span></text:p>
      <text:p text:style-name="P38"><text:span text:style-name="T66">Per quanto riguarda la sicurezza (accesso con password), tutti gli script sono protetti da password impostata tramite una coppia di file, .htaccess e .htpasswd, all'interno della cartella cgi-bin.</text:span></text:p>
      <text:p text:style-name="P38"><text:span text:style-name="T66">Le credenziali di accesso impostate di default sono:</text:span></text:p>
      <text:p text:style-name="P38"><text:span text:style-name="T66">-user: zamy</text:span></text:p>
      <text:p text:style-name="P38"><text:span text:style-name="T66">-password: elettroni</text:span></text:p>
      <text:p text:style-name="P38"><text:span text:style-name="T66">Perchè funzioni corettamente bisogna essere sicuri che nel file .htaccess sia impostato correttamente il percorso del file .htpasswd (per esempio, /var/www/cgi-bin/.htpasswd).</text:span></text:p>
      <text:p text:style-name="P38"><text:span text:style-name="T66">All'interno del file .htpasswd vanno inseriti gli utenti, in formato utente:password , dove la password è codificata (a questo proposito, si trovano tanti script di codifica utili onlin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